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6dceb" officeooo:paragraph-rsid="0006dceb"/>
    </style:style>
    <style:style style:name="P2" style:family="paragraph" style:parent-style-name="Standard" style:list-style-name="L1">
      <style:text-properties style:font-name="Arial1" officeooo:paragraph-rsid="0006dceb"/>
    </style:style>
    <style:style style:name="P3" style:family="paragraph" style:parent-style-name="Standard" style:list-style-name="L2">
      <style:text-properties style:font-name="Arial1" officeooo:paragraph-rsid="0006dceb"/>
    </style:style>
    <style:style style:name="P4" style:family="paragraph" style:parent-style-name="Standard" style:list-style-name="L3">
      <style:text-properties style:font-name="Arial1" officeooo:paragraph-rsid="0006dceb"/>
    </style:style>
    <style:style style:name="P5" style:family="paragraph" style:parent-style-name="Standard" style:list-style-name="L4">
      <style:text-properties style:font-name="Arial1" officeooo:paragraph-rsid="0006dceb"/>
    </style:style>
    <style:style style:name="P6" style:family="paragraph" style:parent-style-name="Standard" style:list-style-name="L5">
      <style:text-properties style:font-name="Arial1" officeooo:paragraph-rsid="0006dceb"/>
    </style:style>
    <style:style style:name="P7" style:family="paragraph" style:parent-style-name="Standard" style:list-style-name="L6">
      <style:text-properties style:font-name="Arial1" officeooo:paragraph-rsid="0006dceb"/>
    </style:style>
    <style:style style:name="P8" style:family="paragraph" style:parent-style-name="Standard" style:list-style-name="L7">
      <style:text-properties style:font-name="Arial1" officeooo:paragraph-rsid="0006dceb"/>
    </style:style>
    <style:style style:name="P9" style:family="paragraph" style:parent-style-name="Standard" style:list-style-name="L8">
      <style:text-properties style:font-name="Arial1" officeooo:paragraph-rsid="0006dceb"/>
    </style:style>
    <style:style style:name="P10" style:family="paragraph" style:parent-style-name="Standard" style:list-style-name="L9">
      <style:text-properties style:font-name="Arial1" officeooo:paragraph-rsid="0006dceb"/>
    </style:style>
    <style:style style:name="P11" style:family="paragraph" style:parent-style-name="Standard" style:list-style-name="L10">
      <style:text-properties style:font-name="Arial1" officeooo:paragraph-rsid="0006dceb"/>
    </style:style>
    <style:style style:name="T1" style:family="text">
      <style:text-properties officeooo:rsid="0006dc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OLINNE DE M. G. SANTOS</text:p>
      <text:p text:style-name="P1"/>
      <text:p text:style-name="P1"/>
      <text:p text:style-name="P1">3)</text:p>
      <text:p text:style-name="P1"/>
      <text:list xml:id="list3631186010" text:style-name="L1">
        <text:list-item>
          <text:p text:style-name="P2"><text:span text:style-name="T1">Endereço eletrônico das teses e dissertações de Mestrado em Ciência da Computação da Universidade Federal do Espírito Santo - UFES:</text:span></text:p>
        </text:list-item>
      </text:list>
      <text:p text:style-name="P1"/>
      <text:p text:style-name="P1">&lt;https://informatica.ufes.br/pt-br/pos-graduacao/PPGI/disserta%C3%A7%C3%B5es-defendidas&gt;</text:p>
      <text:p text:style-name="P1"/>
      <text:p text:style-name="P1"/>
      <text:list xml:id="list435846025" text:style-name="L2">
        <text:list-item>
          <text:p text:style-name="P3"><text:span text:style-name="T1">Endereço eletrônico das dissertações de Mestrado e Doutorado Acadêmicos em Ciência da Computação da Universidade Estadual de Maringá - UEM:</text:span></text:p>
        </text:list-item>
      </text:list>
      <text:p text:style-name="P1"/>
      <text:p text:style-name="P1">&lt;http://www.din.uem.br/pos-graduacao/mestrado-em-ciencia-da-computacao/&gt;</text:p>
      <text:p text:style-name="P1"/>
      <text:p text:style-name="P1"/>
      <text:list xml:id="list1104489566" text:style-name="L3">
        <text:list-item>
          <text:p text:style-name="P4"><text:span text:style-name="T1">Endereço eletrônico das dissertações e teses de Mestrado e Doutorado da Universidade de Brasília - UnB:</text:span></text:p>
        </text:list-item>
      </text:list>
      <text:p text:style-name="P1"/>
      <text:p text:style-name="P1">&lt;http://ppgi.unb.br/index.php?option=com_content&amp;view=article&amp;id=164&amp;Itemid=625&amp;lang=pt&gt;</text:p>
      <text:p text:style-name="P1"/>
      <text:p text:style-name="P1"/>
      <text:list xml:id="list2007163581" text:style-name="L4">
        <text:list-item>
          <text:p text:style-name="P5"><text:span text:style-name="T1">Endereço eletrônico das teses e dissertações de Mestrado e Doutorado na Universidade Estadual do Ceará - UECE:</text:span></text:p>
        </text:list-item>
      </text:list>
      <text:p text:style-name="P1"/>
      <text:p text:style-name="P1">&lt;http://www.uece.br/ppgcc/teses-e-dissertacoes/&gt;</text:p>
      <text:p text:style-name="P1"/>
      <text:p text:style-name="P1"/>
      <text:p text:style-name="P1"/>
      <text:p text:style-name="P1">4)</text:p>
      <text:p text:style-name="P1"/>
      <text:p text:style-name="P1">Subárea "Data Warehouse (Big Data)" da grande área "Banco de Dados". Ao entrar no Portal Periódico Capes, foi escrito "Big Data". Foram alcançados 557.601 Resultados.</text:p>
      <text:p text:style-name="P1">Após filtrar por "Tipo de Recurso: Artigos"; "Big Data"; Idioma: "Português"; Coleção "SciElo Brazil"; data de publicação "2017 a 2021".</text:p>
      <text:p text:style-name="P1">As três primeiras ocorrências foram:</text:p>
      <text:p text:style-name="P1"/>
      <text:list xml:id="list270874416" text:style-name="L5">
        <text:list-item>
          <text:p text:style-name="P6"><text:span text:style-name="T1">GeoMed 2017: visão mais profunda a partir de big data e pequenas áreas</text:span></text:p>
        </text:list-item>
      </text:list>
      <text:p text:style-name="P1">Carvalho, Marilia Sá ; Pina, Maria de Fátima</text:p>
      <text:p text:style-name="P1"/>
      <text:list xml:id="list662155589" text:style-name="L6">
        <text:list-item>
          <text:p text:style-name="P7"><text:span text:style-name="T1">Inteligência organizacional e competitiva e big data: uma visão sistêmica para a gestão sustentável das organizações</text:span></text:p>
        </text:list-item>
      </text:list>
      <text:p text:style-name="P1">Falsarella, Orandi Mina ; Jannuzzi, Celeste Sirotheau Corrêa</text:p>
      <text:p text:style-name="P1"/>
      <text:p text:style-name="P1"/>
      <text:list xml:id="list3335005643" text:style-name="L7">
        <text:list-item>
          <text:p text:style-name="P8"><text:span text:style-name="T1">Perspectivas jurídicas da relação entre big data e proteção de dados</text:span></text:p>
        </text:list-item>
      </text:list>
      <text:p text:style-name="P1">Szinvelski, Mártin Marks ; Arceno, Taynara Silva ; Francisco, Lucas Baratieri</text:p>
      <text:p text:style-name="P1"/>
      <text:p text:style-name="P1"/>
      <text:p text:style-name="P1"><text:soft-page-break/>5)</text:p>
      <text:p text:style-name="P1"/>
      <text:p text:style-name="P1">Ao entrar em &lt;https://scholar.google.com.br/&gt;, foi pesquisado "Big Data", selecionando o período de 2017 a 2021, classificado por data e somente páginas em Português.</text:p>
      <text:p text:style-name="P1"/>
      <text:p text:style-name="P1">As três primeiras ocorrências foram:</text:p>
      <text:p text:style-name="P1"/>
      <text:list xml:id="list452882770" text:style-name="L8">
        <text:list-item>
          <text:p text:style-name="P9"><text:span text:style-name="T1">Técnicas de Imputação de Dados Aplicadas ao Ambiente Dassmart Grids: Uma Revisão</text:span></text:p>
        </text:list-item>
      </text:list>
      <text:p text:style-name="P1"/>
      <text:p text:style-name="P1">Jonas F. Schreiber, Paulo S. Sausen, Maurício de Campos, Airam T. Z. R. Sausen</text:p>
      <text:p text:style-name="P1"/>
      <text:p text:style-name="P1"/>
      <text:list xml:id="list3614880066" text:style-name="L9">
        <text:list-item>
          <text:p text:style-name="P10"><text:span text:style-name="T1">Um Estudo Sobre o Uso da Inteligência Artificial nas Empresas</text:span></text:p>
        </text:list-item>
      </text:list>
      <text:p text:style-name="P1"/>
      <text:p text:style-name="P1">Pereira, Keith Anny Borges</text:p>
      <text:p text:style-name="P1"/>
      <text:p text:style-name="P1"/>
      <text:list xml:id="list1200854496" text:style-name="L10">
        <text:list-item>
          <text:p text:style-name="P11"><text:span text:style-name="T1">Absorção das Tarefas de Processamento de Linguagem Natural (NLP) pela Ciência da Informação (CI): Uma Revisão da Literatura para Tangibilização do Uso de NLP pela CI</text:span></text:p>
        </text:list-item>
      </text:list>
      <text:p text:style-name="P1"/>
      <text:p text:style-name="P1">Luander Cipriano de Jesus Falcão, Brenner Lopes, Renato Rocha Souz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8:19:49.756000000</meta:creation-date>
    <dc:date>2022-01-11T08:28:14.317000000</dc:date>
    <meta:editing-duration>PT8M27S</meta:editing-duration>
    <meta:editing-cycles>1</meta:editing-cycles>
    <meta:document-statistic meta:table-count="0" meta:image-count="0" meta:object-count="0" meta:page-count="2" meta:paragraph-count="29" meta:word-count="316" meta:character-count="2272" meta:non-whitespace-character-count="1995"/>
    <meta:generator>LibreOffice/7.0.4.2$Windows_X86_64 LibreOffice_project/dcf040e67528d9187c66b2379df5ea4407429775</meta:generator>
  </office:meta>
</office:document-meta>
</file>